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665in"/>
    </style:style>
    <style:style style:name="co7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9583in"/>
    </style:style>
    <style:style style:name="co16" style:family="table-column">
      <style:table-column-properties fo:break-before="auto" style:column-width="0.7709in"/>
    </style:style>
    <style:style style:name="co17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text-position="" style:font-name="Liberation Sans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ackground-color="#e6e6e6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Liberation Sans1" fo:font-size="9pt" fo:font-style="italic" fo:font-weight="bold" style:font-name-asian="Liberation Sans1" style:font-size-asian="9pt" style:font-style-asian="italic" style:font-weight-asian="bold" style:font-name-complex="Liberation Sans1" style:font-size-complex="9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text-position="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style="italic" fo:font-weight="bold" style:font-name-asian="Liberation Sans1" style:font-size-asian="9pt" style:font-style-asian="italic" style:font-weight-asian="bold" style:font-name-complex="Liberation Sans1" style:font-size-complex="9pt" style:font-style-complex="italic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9pt" fo:font-weight="bold" style:font-name-asian="Liberation Sans1" style:font-size-asian="9pt" style:font-weight-asian="bold" style:font-name-complex="Liberation Sans1" style:font-size-complex="9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estResultsAvg" table:style-name="ta3">
        <table:table-column table:style-name="co6" table:default-cell-style-name="ce15"/>
        <table:table-column table:style-name="co7" table:number-columns-repeated="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7" table:number-columns-repeated="1015" table:default-cell-style-name="ce15"/>
        <table:table-row table:style-name="ro1">
          <table:table-cell table:style-name="ce14" office:value-type="string" calcext:value-type="string">
            <text:p>File Name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nz</text:p>
          </table:table-cell>
          <table:table-cell table:style-name="ce14" office:value-type="string" calcext:value-type="string">
            <text:p>Ordering Method</text:p>
          </table:table-cell>
          <table:table-cell table:style-name="ce14" office:value-type="string" calcext:value-type="string">
            <text:p>Ordering time</text:p>
          </table:table-cell>
          <table:table-cell table:style-name="ce14" office:value-type="string" calcext:value-type="string">
            <text:p>Coloring Time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Total Col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" calcext:value-type="float">
            <text:p>0.008</text:p>
          </table:table-cell>
          <table:table-cell table:formula="of:=SUM([.F2];[.G2])" office:value-type="float" office:value="0.032" calcext:value-type="float">
            <text:p>0.03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" calcext:value-type="float">
            <text:p>0.008</text:p>
          </table:table-cell>
          <table:table-cell table:formula="of:=SUM([.F3];[.G3])"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618" calcext:value-type="float">
            <text:p>0.618</text:p>
          </table:table-cell>
          <table:table-cell table:formula="of:=SUM([.F4];[.G4])" office:value-type="float" office:value="0.618" calcext:value-type="float">
            <text:p>0.618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76" calcext:value-type="float">
            <text:p>0.276</text:p>
          </table:table-cell>
          <table:table-cell table:formula="of:=SUM([.F5];[.G5])" office:value-type="float" office:value="0.276" calcext:value-type="float">
            <text:p>0.276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cage11.mtx</text:p>
          </table:table-cell>
          <table:table-cell table:number-columns-repeated="2" table:style-name="ce19" office:value-type="float" office:value="39082" calcext:value-type="float">
            <text:p>39082</text:p>
          </table:table-cell>
          <table:table-cell table:style-name="ce19" office:value-type="float" office:value="559722" calcext:value-type="float">
            <text:p>559722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48" calcext:value-type="float">
            <text:p>0.04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table:formula="of:=SUM([.F6];[.G6])" office:value-type="float" office:value="0.058" calcext:value-type="float">
            <text:p>0.058</text:p>
          </table:table-cell>
          <table:table-cell table:style-name="ce19" office:value-type="float" office:value="62" calcext:value-type="float">
            <text:p>62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cage11.mtx</text:p>
          </table:table-cell>
          <table:table-cell table:number-columns-repeated="2" table:style-name="ce19" office:value-type="float" office:value="39082" calcext:value-type="float">
            <text:p>39082</text:p>
          </table:table-cell>
          <table:table-cell table:style-name="ce19" office:value-type="float" office:value="559722" calcext:value-type="float">
            <text:p>559722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42" calcext:value-type="float">
            <text:p>0.042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table:formula="of:=SUM([.F7];[.G7])" office:value-type="float" office:value="0.054" calcext:value-type="float">
            <text:p>0.054</text:p>
          </table:table-cell>
          <table:table-cell table:style-name="ce19" office:value-type="float" office:value="65" calcext:value-type="float">
            <text:p>65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cage11.mtx</text:p>
          </table:table-cell>
          <table:table-cell table:number-columns-repeated="2" table:style-name="ce19" office:value-type="float" office:value="39082" calcext:value-type="float">
            <text:p>39082</text:p>
          </table:table-cell>
          <table:table-cell table:style-name="ce19" office:value-type="float" office:value="559722" calcext:value-type="float">
            <text:p>559722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938" calcext:value-type="float">
            <text:p>0.938</text:p>
          </table:table-cell>
          <table:table-cell table:style-name="ce19" table:formula="of:=SUM([.F8];[.G8])" office:value-type="float" office:value="0.938" calcext:value-type="float">
            <text:p>0.938</text:p>
          </table:table-cell>
          <table:table-cell table:style-name="ce19" office:value-type="float" office:value="54" calcext:value-type="float">
            <text:p>5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cage11.mtx</text:p>
          </table:table-cell>
          <table:table-cell table:number-columns-repeated="2" table:style-name="ce19" office:value-type="float" office:value="39082" calcext:value-type="float">
            <text:p>39082</text:p>
          </table:table-cell>
          <table:table-cell table:style-name="ce19" office:value-type="float" office:value="559722" calcext:value-type="float">
            <text:p>559722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26" calcext:value-type="float">
            <text:p>0.26</text:p>
          </table:table-cell>
          <table:table-cell table:style-name="ce19" table:formula="of:=SUM([.F9];[.G9])" office:value-type="float" office:value="0.26" calcext:value-type="float">
            <text:p>0.26</text:p>
          </table:table-cell>
          <table:table-cell table:style-name="ce19" office:value-type="float" office:value="68" calcext:value-type="float">
            <text:p>68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table:formula="of:=SUM([.F10];[.G10])" office:value-type="float" office:value="0.23" calcext:value-type="float">
            <text:p>0.23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" calcext:value-type="float">
            <text:p>0.05</text:p>
          </table:table-cell>
          <table:table-cell table:formula="of:=SUM([.F11];[.G11])"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4.548" calcext:value-type="float">
            <text:p>4.548</text:p>
          </table:table-cell>
          <table:table-cell table:formula="of:=SUM([.F12];[.G12])" office:value-type="float" office:value="4.548" calcext:value-type="float">
            <text:p>4.548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SUM([.F13];[.G13])" office:value-type="float" office:value="1.17" calcext:value-type="float">
            <text:p>1.17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e30r2000.mtx</text:p>
          </table:table-cell>
          <table:table-cell table:number-columns-repeated="2" table:style-name="ce19" office:value-type="float" office:value="9661" calcext:value-type="float">
            <text:p>9661</text:p>
          </table:table-cell>
          <table:table-cell table:style-name="ce19" office:value-type="float" office:value="306356" calcext:value-type="float">
            <text:p>306356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table:formula="of:=SUM([.F14];[.G14])" office:value-type="float" office:value="0.03" calcext:value-type="float">
            <text:p>0.03</text:p>
          </table:table-cell>
          <table:table-cell table:style-name="ce19" office:value-type="float" office:value="72" calcext:value-type="float">
            <text:p>72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e30r2000.mtx</text:p>
          </table:table-cell>
          <table:table-cell table:number-columns-repeated="2" table:style-name="ce19" office:value-type="float" office:value="9661" calcext:value-type="float">
            <text:p>9661</text:p>
          </table:table-cell>
          <table:table-cell table:style-name="ce19" office:value-type="float" office:value="306356" calcext:value-type="float">
            <text:p>306356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72" calcext:value-type="float">
            <text:p>0.72</text:p>
          </table:table-cell>
          <table:table-cell table:style-name="ce19" table:formula="of:=SUM([.F15];[.G15])" office:value-type="float" office:value="0.72" calcext:value-type="float">
            <text:p>0.72</text:p>
          </table:table-cell>
          <table:table-cell table:style-name="ce19" office:value-type="float" office:value="65" calcext:value-type="float">
            <text:p>65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e30r2000.mtx</text:p>
          </table:table-cell>
          <table:table-cell table:number-columns-repeated="2" table:style-name="ce19" office:value-type="float" office:value="9661" calcext:value-type="float">
            <text:p>9661</text:p>
          </table:table-cell>
          <table:table-cell table:style-name="ce19" office:value-type="float" office:value="306356" calcext:value-type="float">
            <text:p>306356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388" calcext:value-type="float">
            <text:p>0.388</text:p>
          </table:table-cell>
          <table:table-cell table:style-name="ce19" table:formula="of:=SUM([.F16];[.G16])" office:value-type="float" office:value="0.388" calcext:value-type="float">
            <text:p>0.388</text:p>
          </table:table-cell>
          <table:table-cell table:style-name="ce19" office:value-type="float" office:value="66" calcext:value-type="float">
            <text:p>66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formula="of:=SUM([.F17];[.G17])"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8" calcext:value-type="float">
            <text:p>0.018</text:p>
          </table:table-cell>
          <table:table-cell table:formula="of:=SUM([.F18];[.G18])" office:value-type="float" office:value="0.056" calcext:value-type="float">
            <text:p>0.056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32" calcext:value-type="float">
            <text:p>1.32</text:p>
          </table:table-cell>
          <table:table-cell table:formula="of:=SUM([.F19];[.G19])" office:value-type="float" office:value="1.32" calcext:value-type="float">
            <text:p>1.32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708" calcext:value-type="float">
            <text:p>0.708</text:p>
          </table:table-cell>
          <table:table-cell table:formula="of:=SUM([.F20];[.G20])" office:value-type="float" office:value="0.708" calcext:value-type="float">
            <text:p>0.708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10.mtx</text:p>
          </table:table-cell>
          <table:table-cell table:number-columns-repeated="2" table:style-name="ce19" office:value-type="float" office:value="10672" calcext:value-type="float">
            <text:p>10672</text:p>
          </table:table-cell>
          <table:table-cell table:style-name="ce19" office:value-type="float" office:value="232633" calcext:value-type="float">
            <text:p>232633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table:formula="of:=SUM([.F21];[.G21])" office:value-type="float" office:value="0.022" calcext:value-type="float">
            <text:p>0.022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10.mtx</text:p>
          </table:table-cell>
          <table:table-cell table:number-columns-repeated="2" table:style-name="ce19" office:value-type="float" office:value="10672" calcext:value-type="float">
            <text:p>10672</text:p>
          </table:table-cell>
          <table:table-cell table:style-name="ce19" office:value-type="float" office:value="232633" calcext:value-type="float">
            <text:p>232633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table:formula="of:=SUM([.F22];[.G22])" office:value-type="float" office:value="0.026" calcext:value-type="float">
            <text:p>0.026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10.mtx</text:p>
          </table:table-cell>
          <table:table-cell table:number-columns-repeated="2" table:style-name="ce19" office:value-type="float" office:value="10672" calcext:value-type="float">
            <text:p>10672</text:p>
          </table:table-cell>
          <table:table-cell table:style-name="ce19" office:value-type="float" office:value="232633" calcext:value-type="float">
            <text:p>232633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13" calcext:value-type="float">
            <text:p>0.13</text:p>
          </table:table-cell>
          <table:table-cell table:style-name="ce19" table:formula="of:=SUM([.F23];[.G23])" office:value-type="float" office:value="0.13" calcext:value-type="float">
            <text:p>0.13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10.mtx</text:p>
          </table:table-cell>
          <table:table-cell table:number-columns-repeated="2" table:style-name="ce19" office:value-type="float" office:value="10672" calcext:value-type="float">
            <text:p>10672</text:p>
          </table:table-cell>
          <table:table-cell table:style-name="ce19" office:value-type="float" office:value="232633" calcext:value-type="float">
            <text:p>232633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166" calcext:value-type="float">
            <text:p>0.166</text:p>
          </table:table-cell>
          <table:table-cell table:style-name="ce19" table:formula="of:=SUM([.F24];[.G24])" office:value-type="float" office:value="0.166" calcext:value-type="float">
            <text:p>0.166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formula="of:=SUM([.F25];[.G25])"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table:formula="of:=SUM([.F26];[.G26])" office:value-type="float" office:value="0.036" calcext:value-type="float">
            <text:p>0.0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SUM([.F27];[.G27])"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26" calcext:value-type="float">
            <text:p>0.226</text:p>
          </table:table-cell>
          <table:table-cell table:formula="of:=SUM([.F28];[.G28])" office:value-type="float" office:value="0.226" calcext:value-type="float">
            <text:p>0.22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34.mtx</text:p>
          </table:table-cell>
          <table:table-cell table:number-columns-repeated="2" table:style-name="ce19" office:value-type="float" office:value="35152" calcext:value-type="float">
            <text:p>35152</text:p>
          </table:table-cell>
          <table:table-cell table:style-name="ce19" office:value-type="float" office:value="764014" calcext:value-type="float">
            <text:p>764014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.026" calcext:value-type="float">
            <text:p>0.026</text:p>
          </table:table-cell>
          <table:table-cell table:style-name="ce19" table:formula="of:=SUM([.F29];[.G29])" office:value-type="float" office:value="0.076" calcext:value-type="float">
            <text:p>0.076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34.mtx</text:p>
          </table:table-cell>
          <table:table-cell table:number-columns-repeated="2" table:style-name="ce19" office:value-type="float" office:value="35152" calcext:value-type="float">
            <text:p>35152</text:p>
          </table:table-cell>
          <table:table-cell table:style-name="ce19" office:value-type="float" office:value="764014" calcext:value-type="float">
            <text:p>764014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table:formula="of:=SUM([.F30];[.G30])" office:value-type="float" office:value="0.09" calcext:value-type="float">
            <text:p>0.09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34.mtx</text:p>
          </table:table-cell>
          <table:table-cell table:number-columns-repeated="2" table:style-name="ce19" office:value-type="float" office:value="35152" calcext:value-type="float">
            <text:p>35152</text:p>
          </table:table-cell>
          <table:table-cell table:style-name="ce19" office:value-type="float" office:value="764014" calcext:value-type="float">
            <text:p>764014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428" calcext:value-type="float">
            <text:p>0.428</text:p>
          </table:table-cell>
          <table:table-cell table:style-name="ce19" table:formula="of:=SUM([.F31];[.G31])" office:value-type="float" office:value="0.428" calcext:value-type="float">
            <text:p>0.428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hr34.mtx</text:p>
          </table:table-cell>
          <table:table-cell table:number-columns-repeated="2" table:style-name="ce19" office:value-type="float" office:value="35152" calcext:value-type="float">
            <text:p>35152</text:p>
          </table:table-cell>
          <table:table-cell table:style-name="ce19" office:value-type="float" office:value="764014" calcext:value-type="float">
            <text:p>764014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57" calcext:value-type="float">
            <text:p>0.57</text:p>
          </table:table-cell>
          <table:table-cell table:style-name="ce19" table:formula="of:=SUM([.F32];[.G32])" office:value-type="float" office:value="0.57" calcext:value-type="float">
            <text:p>0.57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8" calcext:value-type="float">
            <text:p>0.058</text:p>
          </table:table-cell>
          <table:table-cell table:formula="of:=SUM([.F33];[.G33])" office:value-type="float" office:value="0.15" calcext:value-type="float">
            <text:p>0.15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SUM([.F34];[.G34])" office:value-type="float" office:value="0.18" calcext:value-type="float">
            <text:p>0.1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888" calcext:value-type="float">
            <text:p>0.888</text:p>
          </table:table-cell>
          <table:table-cell table:formula="of:=SUM([.F35];[.G35])" office:value-type="float" office:value="0.888" calcext:value-type="float">
            <text:p>0.888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46" calcext:value-type="float">
            <text:p>1.146</text:p>
          </table:table-cell>
          <table:table-cell table:formula="of:=SUM([.F36];[.G36])" office:value-type="float" office:value="1.146" calcext:value-type="float">
            <text:p>1.14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p_cre_a.mtx</text:p>
          </table:table-cell>
          <table:table-cell table:style-name="ce19" office:value-type="float" office:value="3516" calcext:value-type="float">
            <text:p>3516</text:p>
          </table:table-cell>
          <table:table-cell table:style-name="ce19" office:value-type="float" office:value="7248" calcext:value-type="float">
            <text:p>7248</text:p>
          </table:table-cell>
          <table:table-cell table:style-name="ce19" office:value-type="float" office:value="18168" calcext:value-type="float">
            <text:p>18168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04" calcext:value-type="float">
            <text:p>0.004</text:p>
          </table:table-cell>
          <table:table-cell table:style-name="ce19" office:value-type="float" office:value="0.002" calcext:value-type="float">
            <text:p>0.002</text:p>
          </table:table-cell>
          <table:table-cell table:style-name="ce19" table:formula="of:=SUM([.F37];[.G37])" office:value-type="float" office:value="0.006" calcext:value-type="float">
            <text:p>0.006</text:p>
          </table:table-cell>
          <table:table-cell table:style-name="ce19" office:value-type="float" office:value="360" calcext:value-type="float">
            <text:p>36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p_cre_a.mtx</text:p>
          </table:table-cell>
          <table:table-cell table:style-name="ce19" office:value-type="float" office:value="3516" calcext:value-type="float">
            <text:p>3516</text:p>
          </table:table-cell>
          <table:table-cell table:style-name="ce19" office:value-type="float" office:value="7248" calcext:value-type="float">
            <text:p>7248</text:p>
          </table:table-cell>
          <table:table-cell table:style-name="ce19" office:value-type="float" office:value="18168" calcext:value-type="float">
            <text:p>18168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04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SUM([.F38];[.G38])" office:value-type="float" office:value="0.004" calcext:value-type="float">
            <text:p>0.004</text:p>
          </table:table-cell>
          <table:table-cell table:style-name="ce19" office:value-type="float" office:value="360" calcext:value-type="float">
            <text:p>36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p_cre_a.mtx</text:p>
          </table:table-cell>
          <table:table-cell table:style-name="ce19" office:value-type="float" office:value="3516" calcext:value-type="float">
            <text:p>3516</text:p>
          </table:table-cell>
          <table:table-cell table:style-name="ce19" office:value-type="float" office:value="7248" calcext:value-type="float">
            <text:p>7248</text:p>
          </table:table-cell>
          <table:table-cell table:style-name="ce19" office:value-type="float" office:value="18168" calcext:value-type="float">
            <text:p>18168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094" calcext:value-type="float">
            <text:p>0.094</text:p>
          </table:table-cell>
          <table:table-cell table:style-name="ce19" table:formula="of:=SUM([.F39];[.G39])" office:value-type="float" office:value="0.094" calcext:value-type="float">
            <text:p>0.094</text:p>
          </table:table-cell>
          <table:table-cell table:style-name="ce19" office:value-type="float" office:value="360" calcext:value-type="float">
            <text:p>36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16" office:value-type="string" calcext:value-type="string">
            <text:p>lp_cre_a.mtx</text:p>
          </table:table-cell>
          <table:table-cell table:style-name="ce19" office:value-type="float" office:value="3516" calcext:value-type="float">
            <text:p>3516</text:p>
          </table:table-cell>
          <table:table-cell table:style-name="ce19" office:value-type="float" office:value="7248" calcext:value-type="float">
            <text:p>7248</text:p>
          </table:table-cell>
          <table:table-cell table:style-name="ce19" office:value-type="float" office:value="18168" calcext:value-type="float">
            <text:p>18168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088" calcext:value-type="float">
            <text:p>0.088</text:p>
          </table:table-cell>
          <table:table-cell table:style-name="ce19" table:formula="of:=SUM([.F40];[.G40])" office:value-type="float" office:value="0.088" calcext:value-type="float">
            <text:p>0.088</text:p>
          </table:table-cell>
          <table:table-cell table:style-name="ce19" office:value-type="float" office:value="360" calcext:value-type="float">
            <text:p>360</text:p>
          </table:table-cell>
          <table:table-cell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table:formula="of:=SUM([.F41];[.G41])" office:value-type="float" office:value="0.226" calcext:value-type="float">
            <text:p>0.226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" calcext:value-type="float">
            <text:p>0.2</text:p>
          </table:table-cell>
          <table:table-cell office:value-type="float" office:value="0.038" calcext:value-type="float">
            <text:p>0.038</text:p>
          </table:table-cell>
          <table:table-cell table:formula="of:=SUM([.F42];[.G42])"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3.862" calcext:value-type="float">
            <text:p>13.862</text:p>
          </table:table-cell>
          <table:table-cell table:formula="of:=SUM([.F43];[.G43])" office:value-type="float" office:value="13.862" calcext:value-type="float">
            <text:p>13.862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8.9" calcext:value-type="float">
            <text:p>8.9</text:p>
          </table:table-cell>
          <table:table-cell table:formula="of:=SUM([.F44];[.G44])" office:value-type="float" office:value="8.9" calcext:value-type="float">
            <text:p>8.9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cre_d.mtx</text:p>
          </table:table-cell>
          <table:table-cell table:style-name="ce19" office:value-type="float" office:value="8926" calcext:value-type="float">
            <text:p>8926</text:p>
          </table:table-cell>
          <table:table-cell table:style-name="ce19" office:value-type="float" office:value="73948" calcext:value-type="float">
            <text:p>73948</text:p>
          </table:table-cell>
          <table:table-cell table:style-name="ce19" office:value-type="float" office:value="246614" calcext:value-type="float">
            <text:p>246614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36" calcext:value-type="float">
            <text:p>0.036</text:p>
          </table:table-cell>
          <table:table-cell table:style-name="ce19" table:formula="of:=SUM([.F45];[.G45])" office:value-type="float" office:value="0.226" calcext:value-type="float">
            <text:p>0.226</text:p>
          </table:table-cell>
          <table:table-cell table:style-name="ce19" office:value-type="float" office:value="808" calcext:value-type="float">
            <text:p>80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cre_d.mtx</text:p>
          </table:table-cell>
          <table:table-cell table:style-name="ce19" office:value-type="float" office:value="8926" calcext:value-type="float">
            <text:p>8926</text:p>
          </table:table-cell>
          <table:table-cell table:style-name="ce19" office:value-type="float" office:value="73948" calcext:value-type="float">
            <text:p>73948</text:p>
          </table:table-cell>
          <table:table-cell table:style-name="ce19" office:value-type="float" office:value="246614" calcext:value-type="float">
            <text:p>246614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table:formula="of:=SUM([.F46];[.G46])" office:value-type="float" office:value="0.234" calcext:value-type="float">
            <text:p>0.234</text:p>
          </table:table-cell>
          <table:table-cell table:style-name="ce19" office:value-type="float" office:value="808" calcext:value-type="float">
            <text:p>80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cre_d.mtx</text:p>
          </table:table-cell>
          <table:table-cell table:style-name="ce19" office:value-type="float" office:value="8926" calcext:value-type="float">
            <text:p>8926</text:p>
          </table:table-cell>
          <table:table-cell table:style-name="ce19" office:value-type="float" office:value="73948" calcext:value-type="float">
            <text:p>73948</text:p>
          </table:table-cell>
          <table:table-cell table:style-name="ce19" office:value-type="float" office:value="246614" calcext:value-type="float">
            <text:p>246614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13.946" calcext:value-type="float">
            <text:p>13.946</text:p>
          </table:table-cell>
          <table:table-cell table:style-name="ce19" table:formula="of:=SUM([.F47];[.G47])" office:value-type="float" office:value="13.946" calcext:value-type="float">
            <text:p>13.946</text:p>
          </table:table-cell>
          <table:table-cell table:style-name="ce19" office:value-type="float" office:value="808" calcext:value-type="float">
            <text:p>80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cre_d.mtx</text:p>
          </table:table-cell>
          <table:table-cell table:style-name="ce19" office:value-type="float" office:value="8926" calcext:value-type="float">
            <text:p>8926</text:p>
          </table:table-cell>
          <table:table-cell table:style-name="ce19" office:value-type="float" office:value="73948" calcext:value-type="float">
            <text:p>73948</text:p>
          </table:table-cell>
          <table:table-cell table:style-name="ce19" office:value-type="float" office:value="246614" calcext:value-type="float">
            <text:p>246614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9.256" calcext:value-type="float">
            <text:p>9.256</text:p>
          </table:table-cell>
          <table:table-cell table:style-name="ce19" table:formula="of:=SUM([.F48];[.G48])" office:value-type="float" office:value="9.256" calcext:value-type="float">
            <text:p>9.256</text:p>
          </table:table-cell>
          <table:table-cell table:style-name="ce19" office:value-type="float" office:value="808" calcext:value-type="float">
            <text:p>80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49];[.G49])" office:value-type="float" office:value="0.006" calcext:value-type="float">
            <text:p>0.006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SUM([.F50];[.G50])"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51];[.G51])" office:value-type="float" office:value="0.06" calcext:value-type="float">
            <text:p>0.06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SUM([.F52];[.G52])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fit2d.mtx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524" calcext:value-type="float">
            <text:p>10524</text:p>
          </table:table-cell>
          <table:table-cell table:style-name="ce19" office:value-type="float" office:value="129042" calcext:value-type="float">
            <text:p>129042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958" calcext:value-type="float">
            <text:p>0.958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table:formula="of:=SUM([.F53];[.G53])" office:value-type="float" office:value="1.448" calcext:value-type="float">
            <text:p>1.448</text:p>
          </table:table-cell>
          <table:table-cell table:style-name="ce19" office:value-type="float" office:value="10500" calcext:value-type="float">
            <text:p>10500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fit2d.mtx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524" calcext:value-type="float">
            <text:p>10524</text:p>
          </table:table-cell>
          <table:table-cell table:style-name="ce19" office:value-type="float" office:value="129042" calcext:value-type="float">
            <text:p>129042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1.282" calcext:value-type="float">
            <text:p>1.282</text:p>
          </table:table-cell>
          <table:table-cell table:style-name="ce19" office:value-type="float" office:value="0.502" calcext:value-type="float">
            <text:p>0.502</text:p>
          </table:table-cell>
          <table:table-cell table:style-name="ce19" table:formula="of:=SUM([.F54];[.G54])" office:value-type="float" office:value="1.784" calcext:value-type="float">
            <text:p>1.784</text:p>
          </table:table-cell>
          <table:table-cell table:style-name="ce19" office:value-type="float" office:value="10500" calcext:value-type="float">
            <text:p>10500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16" office:value-type="string" calcext:value-type="string">
            <text:p>lp_fit2d.mtx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524" calcext:value-type="float">
            <text:p>10524</text:p>
          </table:table-cell>
          <table:table-cell table:style-name="ce19" office:value-type="float" office:value="129042" calcext:value-type="float">
            <text:p>129042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2015.93" calcext:value-type="float">
            <text:p>2015.93</text:p>
          </table:table-cell>
          <table:table-cell table:style-name="ce19" table:formula="of:=SUM([.F55];[.G55])" office:value-type="float" office:value="2015.93" calcext:value-type="float">
            <text:p>2015.93</text:p>
          </table:table-cell>
          <table:table-cell table:style-name="ce19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fit2d.mtx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524" calcext:value-type="float">
            <text:p>10524</text:p>
          </table:table-cell>
          <table:table-cell table:style-name="ce19" office:value-type="float" office:value="129042" calcext:value-type="float">
            <text:p>129042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1440.848" calcext:value-type="float">
            <text:p>1440.848</text:p>
          </table:table-cell>
          <table:table-cell table:style-name="ce19" table:formula="of:=SUM([.F56];[.G56])" office:value-type="float" office:value="1440.848" calcext:value-type="float">
            <text:p>1440.848</text:p>
          </table:table-cell>
          <table:table-cell table:style-name="ce19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57];[.G57])" office:value-type="float" office:value="0.006" calcext:value-type="float">
            <text:p>0.006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ID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58];[.G58])" office:value-type="float" office:value="0.01" calcext:value-type="float">
            <text:p>0.01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SUM([.F59];[.G59])" office:value-type="float" office:value="0.04" calcext:value-type="float">
            <text:p>0.04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SUM([.F60];[.G60])" office:value-type="float" office:value="0.056" calcext:value-type="float">
            <text:p>0.056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ken_13.mtx</text:p>
          </table:table-cell>
          <table:table-cell table:style-name="ce19" office:value-type="float" office:value="28632" calcext:value-type="float">
            <text:p>28632</text:p>
          </table:table-cell>
          <table:table-cell table:style-name="ce19" office:value-type="float" office:value="42659" calcext:value-type="float">
            <text:p>42659</text:p>
          </table:table-cell>
          <table:table-cell table:style-name="ce19" office:value-type="float" office:value="97246" calcext:value-type="float">
            <text:p>97246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04" calcext:value-type="float">
            <text:p>0.004</text:p>
          </table:table-cell>
          <table:table-cell table:style-name="ce19" table:formula="of:=SUM([.F61];[.G61])" office:value-type="float" office:value="0.014" calcext:value-type="float">
            <text:p>0.014</text:p>
          </table:table-cell>
          <table:table-cell table:style-name="ce19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ken_13.mtx</text:p>
          </table:table-cell>
          <table:table-cell table:style-name="ce19" office:value-type="float" office:value="28632" calcext:value-type="float">
            <text:p>28632</text:p>
          </table:table-cell>
          <table:table-cell table:style-name="ce19" office:value-type="float" office:value="42659" calcext:value-type="float">
            <text:p>42659</text:p>
          </table:table-cell>
          <table:table-cell table:style-name="ce19" office:value-type="float" office:value="97246" calcext:value-type="float">
            <text:p>97246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02" calcext:value-type="float">
            <text:p>0.002</text:p>
          </table:table-cell>
          <table:table-cell table:style-name="ce19" table:formula="of:=SUM([.F62];[.G62])" office:value-type="float" office:value="0.016" calcext:value-type="float">
            <text:p>0.016</text:p>
          </table:table-cell>
          <table:table-cell table:style-name="ce19"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ken_13.mtx</text:p>
          </table:table-cell>
          <table:table-cell table:style-name="ce19" office:value-type="float" office:value="28632" calcext:value-type="float">
            <text:p>28632</text:p>
          </table:table-cell>
          <table:table-cell table:style-name="ce19" office:value-type="float" office:value="42659" calcext:value-type="float">
            <text:p>42659</text:p>
          </table:table-cell>
          <table:table-cell table:style-name="ce19" office:value-type="float" office:value="97246" calcext:value-type="float">
            <text:p>97246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108" calcext:value-type="float">
            <text:p>0.108</text:p>
          </table:table-cell>
          <table:table-cell table:style-name="ce19" table:formula="of:=SUM([.F63];[.G63])" office:value-type="float" office:value="0.108" calcext:value-type="float">
            <text:p>0.108</text:p>
          </table:table-cell>
          <table:table-cell table:style-name="ce19"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ken_13.mtx</text:p>
          </table:table-cell>
          <table:table-cell table:style-name="ce19" office:value-type="float" office:value="28632" calcext:value-type="float">
            <text:p>28632</text:p>
          </table:table-cell>
          <table:table-cell table:style-name="ce19" office:value-type="float" office:value="42659" calcext:value-type="float">
            <text:p>42659</text:p>
          </table:table-cell>
          <table:table-cell table:style-name="ce19" office:value-type="float" office:value="97246" calcext:value-type="float">
            <text:p>97246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184" calcext:value-type="float">
            <text:p>0.184</text:p>
          </table:table-cell>
          <table:table-cell table:style-name="ce19" table:formula="of:=SUM([.F64];[.G64])" office:value-type="float" office:value="0.184" calcext:value-type="float">
            <text:p>0.184</text:p>
          </table:table-cell>
          <table:table-cell table:style-name="ce19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LO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table:formula="of:=SUM([.F65];[.G65])" office:value-type="float" office:value="0.09" calcext:value-type="float">
            <text:p>0.09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IDO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8" calcext:value-type="float">
            <text:p>0.018</text:p>
          </table:table-cell>
          <table:table-cell table:formula="of:=SUM([.F66];[.G66])" office:value-type="float" office:value="0.12" calcext:value-type="float">
            <text:p>0.12</text:p>
          </table:table-cell>
          <table:table-cell office:value-type="float" office:value="326" calcext:value-type="float">
            <text:p>3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002" calcext:value-type="float">
            <text:p>1.002</text:p>
          </table:table-cell>
          <table:table-cell table:formula="of:=SUM([.F67];[.G67])" office:value-type="float" office:value="1.002" calcext:value-type="float">
            <text:p>1.002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SUM([.F68];[.G68])" office:value-type="float" office:value="2.38" calcext:value-type="float">
            <text:p>2.38</text:p>
          </table:table-cell>
          <table:table-cell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maros_r7.mtx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office:value-type="float" office:value="144848" calcext:value-type="float">
            <text:p>144848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08" calcext:value-type="float">
            <text:p>0.008</text:p>
          </table:table-cell>
          <table:table-cell table:style-name="ce19" table:formula="of:=SUM([.F69];[.G69])" office:value-type="float" office:value="0.018" calcext:value-type="float">
            <text:p>0.018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maros_r7.mtx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office:value-type="float" office:value="144848" calcext:value-type="float">
            <text:p>144848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04" calcext:value-type="float">
            <text:p>0.004</text:p>
          </table:table-cell>
          <table:table-cell table:style-name="ce19" table:formula="of:=SUM([.F70];[.G70])" office:value-type="float" office:value="0.02" calcext:value-type="float">
            <text:p>0.0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maros_r7.mtx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office:value-type="float" office:value="144848" calcext:value-type="float">
            <text:p>144848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694" calcext:value-type="float">
            <text:p>0.694</text:p>
          </table:table-cell>
          <table:table-cell table:style-name="ce19" table:formula="of:=SUM([.F71];[.G71])" office:value-type="float" office:value="0.694" calcext:value-type="float">
            <text:p>0.694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maros_r7.mtx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office:value-type="float" office:value="144848" calcext:value-type="float">
            <text:p>144848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328" calcext:value-type="float">
            <text:p>0.328</text:p>
          </table:table-cell>
          <table:table-cell table:style-name="ce19" table:formula="of:=SUM([.F72];[.G72])" office:value-type="float" office:value="0.328" calcext:value-type="float">
            <text:p>0.328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73];[.G73])"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IDO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formula="of:=SUM([.F74];[.G74])" office:value-type="float" office:value="0.014" calcext:value-type="float">
            <text:p>0.014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75];[.G75])" office:value-type="float" office:value="0.06" calcext:value-type="float">
            <text:p>0.06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22" calcext:value-type="float">
            <text:p>0.022</text:p>
          </table:table-cell>
          <table:table-cell table:formula="of:=SUM([.F76];[.G76])" office:value-type="float" office:value="0.022" calcext:value-type="float">
            <text:p>0.022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pds_20.mtx</text:p>
          </table:table-cell>
          <table:table-cell table:style-name="ce19" office:value-type="float" office:value="33874" calcext:value-type="float">
            <text:p>33874</text:p>
          </table:table-cell>
          <table:table-cell table:style-name="ce19" office:value-type="float" office:value="108175" calcext:value-type="float">
            <text:p>108175</text:p>
          </table:table-cell>
          <table:table-cell table:style-name="ce19" office:value-type="float" office:value="232647" calcext:value-type="float">
            <text:p>232647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SUM([.F77];[.G77])" office:value-type="float" office:value="0.02" calcext:value-type="float">
            <text:p>0.02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pds_20.mtx</text:p>
          </table:table-cell>
          <table:table-cell table:style-name="ce19" office:value-type="float" office:value="33874" calcext:value-type="float">
            <text:p>33874</text:p>
          </table:table-cell>
          <table:table-cell table:style-name="ce19" office:value-type="float" office:value="108175" calcext:value-type="float">
            <text:p>108175</text:p>
          </table:table-cell>
          <table:table-cell table:style-name="ce19" office:value-type="float" office:value="232647" calcext:value-type="float">
            <text:p>232647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026" calcext:value-type="float">
            <text:p>0.026</text:p>
          </table:table-cell>
          <table:table-cell table:style-name="ce19" office:value-type="float" office:value="0.004" calcext:value-type="float">
            <text:p>0.004</text:p>
          </table:table-cell>
          <table:table-cell table:style-name="ce19" table:formula="of:=SUM([.F78];[.G78])" office:value-type="float" office:value="0.03" calcext:value-type="float">
            <text:p>0.03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pds_20.mtx</text:p>
          </table:table-cell>
          <table:table-cell table:style-name="ce19" office:value-type="float" office:value="33874" calcext:value-type="float">
            <text:p>33874</text:p>
          </table:table-cell>
          <table:table-cell table:style-name="ce19" office:value-type="float" office:value="108175" calcext:value-type="float">
            <text:p>108175</text:p>
          </table:table-cell>
          <table:table-cell table:style-name="ce19" office:value-type="float" office:value="232647" calcext:value-type="float">
            <text:p>232647</text:p>
          </table:table-cell>
          <table:table-cell table:style-name="ce19" office:value-type="string" calcext:value-type="string">
            <text:p>RLF</text:p>
          </table:table-cell>
          <table:table-cell table:style-name="ce19"/>
          <table:table-cell table:style-name="ce19" office:value-type="float" office:value="0.142" calcext:value-type="float">
            <text:p>0.142</text:p>
          </table:table-cell>
          <table:table-cell table:style-name="ce19" table:formula="of:=SUM([.F79];[.G79])" office:value-type="float" office:value="0.142" calcext:value-type="float">
            <text:p>0.142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p_pds_20.mtx</text:p>
          </table:table-cell>
          <table:table-cell table:style-name="ce19" office:value-type="float" office:value="33874" calcext:value-type="float">
            <text:p>33874</text:p>
          </table:table-cell>
          <table:table-cell table:style-name="ce19" office:value-type="float" office:value="108175" calcext:value-type="float">
            <text:p>108175</text:p>
          </table:table-cell>
          <table:table-cell table:style-name="ce19" office:value-type="float" office:value="232647" calcext:value-type="float">
            <text:p>232647</text:p>
          </table:table-cell>
          <table:table-cell table:style-name="ce19" office:value-type="string" calcext:value-type="string">
            <text:p>SDO</text:p>
          </table:table-cell>
          <table:table-cell table:style-name="ce19"/>
          <table:table-cell table:style-name="ce19" office:value-type="float" office:value="0.048" calcext:value-type="float">
            <text:p>0.048</text:p>
          </table:table-cell>
          <table:table-cell table:style-name="ce19" table:formula="of:=SUM([.F80];[.G80])" office:value-type="float" office:value="0.048" calcext:value-type="float">
            <text:p>0.048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81];[.G81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82];[.G82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SUM([.F83];[.G83])"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SUM([.F84];[.G84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amazon-2008.mtx</text:p>
          </table:table-cell>
          <table:table-cell table:number-columns-repeated="2" table:style-name="ce19" office:value-type="float" office:value="735323" calcext:value-type="float">
            <text:p>735323</text:p>
          </table:table-cell>
          <table:table-cell table:style-name="ce19" office:value-type="float" office:value="5158388" calcext:value-type="float">
            <text:p>5158388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1.76" calcext:value-type="float">
            <text:p>1.76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2.15" calcext:value-type="float">
            <text:p>2.1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amazon-2008.mtx</text:p>
          </table:table-cell>
          <table:table-cell table:number-columns-repeated="2" table:style-name="ce19" office:value-type="float" office:value="735323" calcext:value-type="float">
            <text:p>735323</text:p>
          </table:table-cell>
          <table:table-cell table:style-name="ce19" office:value-type="float" office:value="5158388" calcext:value-type="float">
            <text:p>5158388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1.04" calcext:value-type="float">
            <text:p>1.04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1.43" calcext:value-type="float">
            <text:p>1.43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amazon-2008.mtx</text:p>
          </table:table-cell>
          <table:table-cell table:number-columns-repeated="2" table:style-name="ce19" office:value-type="float" office:value="735323" calcext:value-type="float">
            <text:p>735323</text:p>
          </table:table-cell>
          <table:table-cell table:style-name="ce19" office:value-type="float" office:value="5158388" calcext:value-type="float">
            <text:p>5158388</text:p>
          </table:table-cell>
          <table:table-cell table:style-name="ce19" office:value-type="string" calcext:value-type="string">
            <text:p>RL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.97" calcext:value-type="float">
            <text:p>10.97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amazon-2008.mtx</text:p>
          </table:table-cell>
          <table:table-cell table:number-columns-repeated="2" table:style-name="ce19" office:value-type="float" office:value="735323" calcext:value-type="float">
            <text:p>735323</text:p>
          </table:table-cell>
          <table:table-cell table:style-name="ce19" office:value-type="float" office:value="5158388" calcext:value-type="float">
            <text:p>5158388</text:p>
          </table:table-cell>
          <table:table-cell table:style-name="ce19" office:value-type="string" calcext:value-type="string">
            <text:p>SD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72" calcext:value-type="float">
            <text:p>1.72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SLO</text:p>
          </table:table-cell>
          <table:table-cell office:value-type="float" office:value="113.21" calcext:value-type="float">
            <text:p>113.21</text:p>
          </table:table-cell>
          <table:table-cell office:value-type="float" office:value="23.95" calcext:value-type="float">
            <text:p>23.95</text:p>
          </table:table-cell>
          <table:table-cell office:value-type="float" office:value="137.16" calcext:value-type="float">
            <text:p>137.16</text:p>
          </table:table-cell>
          <table:table-cell office:value-type="float" office:value="10272" calcext:value-type="float">
            <text:p>10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IDO</text:p>
          </table:table-cell>
          <table:table-cell office:value-type="float" office:value="54.37" calcext:value-type="float">
            <text:p>54.37</text:p>
          </table:table-cell>
          <table:table-cell office:value-type="float" office:value="25.37" calcext:value-type="float">
            <text:p>25.37</text:p>
          </table:table-cell>
          <table:table-cell office:value-type="float" office:value="79.74" calcext:value-type="float">
            <text:p>79.74</text:p>
          </table:table-cell>
          <table:table-cell office:value-type="float" office:value="10272" calcext:value-type="float">
            <text:p>10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4296" calcext:value-type="float">
            <text:p>194296</text:p>
          </table:table-cell>
          <table:table-cell office:value-type="float" office:value="10272" calcext:value-type="float">
            <text:p>10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.31" calcext:value-type="float">
            <text:p>102.31</text:p>
          </table:table-cell>
          <table:table-cell office:value-type="float" office:value="10272" calcext:value-type="float">
            <text:p>10272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argebasis.mtx</text:p>
          </table:table-cell>
          <table:table-cell table:number-columns-repeated="2" table:style-name="ce19" office:value-type="float" office:value="440020" calcext:value-type="float">
            <text:p>440020</text:p>
          </table:table-cell>
          <table:table-cell table:style-name="ce19" office:value-type="float" office:value="5560100" calcext:value-type="float">
            <text:p>5560100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92" calcext:value-type="float">
            <text:p>0.92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argebasis.mtx</text:p>
          </table:table-cell>
          <table:table-cell table:number-columns-repeated="2" table:style-name="ce19" office:value-type="float" office:value="440020" calcext:value-type="float">
            <text:p>440020</text:p>
          </table:table-cell>
          <table:table-cell table:style-name="ce19" office:value-type="float" office:value="5560100" calcext:value-type="float">
            <text:p>5560100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.67" calcext:value-type="float">
            <text:p>0.67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argebasis.mtx</text:p>
          </table:table-cell>
          <table:table-cell table:number-columns-repeated="2" table:style-name="ce19" office:value-type="float" office:value="440020" calcext:value-type="float">
            <text:p>440020</text:p>
          </table:table-cell>
          <table:table-cell table:style-name="ce19" office:value-type="float" office:value="5560100" calcext:value-type="float">
            <text:p>5560100</text:p>
          </table:table-cell>
          <table:table-cell table:style-name="ce19" office:value-type="string" calcext:value-type="string">
            <text:p>RL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5.72" calcext:value-type="float">
            <text:p>5.72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argebasis.mtx</text:p>
          </table:table-cell>
          <table:table-cell table:number-columns-repeated="2" table:style-name="ce19" office:value-type="float" office:value="440020" calcext:value-type="float">
            <text:p>440020</text:p>
          </table:table-cell>
          <table:table-cell table:style-name="ce19" office:value-type="float" office:value="5560100" calcext:value-type="float">
            <text:p>5560100</text:p>
          </table:table-cell>
          <table:table-cell table:style-name="ce19" office:value-type="string" calcext:value-type="string">
            <text:p>SD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89" calcext:value-type="float">
            <text:p>0.89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SLO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IDO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pre2.mtx</text:p>
          </table:table-cell>
          <table:table-cell table:number-columns-repeated="2" table:style-name="ce19" office:value-type="float" office:value="659033" calcext:value-type="float">
            <text:p>659033</text:p>
          </table:table-cell>
          <table:table-cell table:style-name="ce19" office:value-type="float" office:value="5959282" calcext:value-type="float">
            <text:p>5959282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10.78" calcext:value-type="float">
            <text:p>10.78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12.28" calcext:value-type="float">
            <text:p>12.28</text:p>
          </table:table-cell>
          <table:table-cell table:style-name="ce19" office:value-type="float" office:value="628" calcext:value-type="float">
            <text:p>62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pre2.mtx</text:p>
          </table:table-cell>
          <table:table-cell table:number-columns-repeated="2" table:style-name="ce19" office:value-type="float" office:value="659033" calcext:value-type="float">
            <text:p>659033</text:p>
          </table:table-cell>
          <table:table-cell table:style-name="ce19" office:value-type="float" office:value="5959282" calcext:value-type="float">
            <text:p>5959282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4.08" calcext:value-type="float">
            <text:p>4.08</text:p>
          </table:table-cell>
          <table:table-cell table:style-name="ce19" office:value-type="float" office:value="1.52" calcext:value-type="float">
            <text:p>1.52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28" calcext:value-type="float">
            <text:p>62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pre2.mtx</text:p>
          </table:table-cell>
          <table:table-cell table:number-columns-repeated="2" table:style-name="ce19" office:value-type="float" office:value="659033" calcext:value-type="float">
            <text:p>659033</text:p>
          </table:table-cell>
          <table:table-cell table:style-name="ce19" office:value-type="float" office:value="5959282" calcext:value-type="float">
            <text:p>5959282</text:p>
          </table:table-cell>
          <table:table-cell table:style-name="ce19" office:value-type="string" calcext:value-type="string">
            <text:p>RL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12.88" calcext:value-type="float">
            <text:p>712.88</text:p>
          </table:table-cell>
          <table:table-cell table:style-name="ce19" office:value-type="float" office:value="628" calcext:value-type="float">
            <text:p>62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pre2.mtx</text:p>
          </table:table-cell>
          <table:table-cell table:number-columns-repeated="2" table:style-name="ce19" office:value-type="float" office:value="659033" calcext:value-type="float">
            <text:p>659033</text:p>
          </table:table-cell>
          <table:table-cell table:style-name="ce19" office:value-type="float" office:value="5959282" calcext:value-type="float">
            <text:p>5959282</text:p>
          </table:table-cell>
          <table:table-cell table:style-name="ce19" office:value-type="string" calcext:value-type="string">
            <text:p>SD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.16" calcext:value-type="float">
            <text:p>9.16</text:p>
          </table:table-cell>
          <table:table-cell table:style-name="ce19" office:value-type="float" office:value="628" calcext:value-type="float">
            <text:p>6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SLO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IDO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adNet-TX.mtx</text:p>
          </table:table-cell>
          <table:table-cell table:number-columns-repeated="2" table:style-name="ce19" office:value-type="float" office:value="1393383" calcext:value-type="float">
            <text:p>1393383</text:p>
          </table:table-cell>
          <table:table-cell table:style-name="ce19" office:value-type="float" office:value="3843320" calcext:value-type="float">
            <text:p>3843320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0.68" calcext:value-type="float">
            <text:p>0.68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84" calcext:value-type="float">
            <text:p>0.84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adNet-TX.mtx</text:p>
          </table:table-cell>
          <table:table-cell table:number-columns-repeated="2" table:style-name="ce19" office:value-type="float" office:value="1393383" calcext:value-type="float">
            <text:p>1393383</text:p>
          </table:table-cell>
          <table:table-cell table:style-name="ce19" office:value-type="float" office:value="3843320" calcext:value-type="float">
            <text:p>3843320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adNet-TX.mtx</text:p>
          </table:table-cell>
          <table:table-cell table:number-columns-repeated="2" table:style-name="ce19" office:value-type="float" office:value="1393383" calcext:value-type="float">
            <text:p>1393383</text:p>
          </table:table-cell>
          <table:table-cell table:style-name="ce19" office:value-type="float" office:value="3843320" calcext:value-type="float">
            <text:p>3843320</text:p>
          </table:table-cell>
          <table:table-cell table:style-name="ce19" office:value-type="string" calcext:value-type="string">
            <text:p>RL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49" calcext:value-type="float">
            <text:p>1.49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adNet-TX.mtx</text:p>
          </table:table-cell>
          <table:table-cell table:number-columns-repeated="2" table:style-name="ce19" office:value-type="float" office:value="1393383" calcext:value-type="float">
            <text:p>1393383</text:p>
          </table:table-cell>
          <table:table-cell table:style-name="ce19" office:value-type="float" office:value="3843320" calcext:value-type="float">
            <text:p>3843320</text:p>
          </table:table-cell>
          <table:table-cell table:style-name="ce19" office:value-type="string" calcext:value-type="string">
            <text:p>SD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58" calcext:value-type="float">
            <text:p>0.58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SLO</text:p>
          </table:table-cell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IDO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oc-sign-epinions.mtx</text:p>
          </table:table-cell>
          <table:table-cell table:number-columns-repeated="2" table:style-name="ce19" office:value-type="float" office:value="131828" calcext:value-type="float">
            <text:p>131828</text:p>
          </table:table-cell>
          <table:table-cell table:style-name="ce19" office:value-type="float" office:value="841372" calcext:value-type="float">
            <text:p>841372</text:p>
          </table:table-cell>
          <table:table-cell table:style-name="ce19" office:value-type="string" calcext:value-type="string">
            <text:p>SLO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4.41" calcext:value-type="float">
            <text:p>4.41</text:p>
          </table:table-cell>
          <table:table-cell table:style-name="ce19" office:value-type="float" office:value="2070" calcext:value-type="float">
            <text:p>207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oc-sign-epinions.mtx</text:p>
          </table:table-cell>
          <table:table-cell table:number-columns-repeated="2" table:style-name="ce19" office:value-type="float" office:value="131828" calcext:value-type="float">
            <text:p>131828</text:p>
          </table:table-cell>
          <table:table-cell table:style-name="ce19" office:value-type="float" office:value="841372" calcext:value-type="float">
            <text:p>841372</text:p>
          </table:table-cell>
          <table:table-cell table:style-name="ce19" office:value-type="string" calcext:value-type="string">
            <text:p>IDO</text:p>
          </table:table-cell>
          <table:table-cell table:style-name="ce19" office:value-type="float" office:value="1.98" calcext:value-type="float">
            <text:p>1.98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2.59" calcext:value-type="float">
            <text:p>2.59</text:p>
          </table:table-cell>
          <table:table-cell table:style-name="ce19" office:value-type="float" office:value="2071" calcext:value-type="float">
            <text:p>207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oc-sign-epinions.mtx</text:p>
          </table:table-cell>
          <table:table-cell table:number-columns-repeated="2" table:style-name="ce19" office:value-type="float" office:value="131828" calcext:value-type="float">
            <text:p>131828</text:p>
          </table:table-cell>
          <table:table-cell table:style-name="ce19" office:value-type="float" office:value="841372" calcext:value-type="float">
            <text:p>841372</text:p>
          </table:table-cell>
          <table:table-cell table:style-name="ce19" office:value-type="string" calcext:value-type="string">
            <text:p>RL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33.42" calcext:value-type="float">
            <text:p>833.42</text:p>
          </table:table-cell>
          <table:table-cell table:style-name="ce19" office:value-type="float" office:value="2070" calcext:value-type="float">
            <text:p>207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oc-sign-epinions.mtx</text:p>
          </table:table-cell>
          <table:table-cell table:number-columns-repeated="2" table:style-name="ce19" office:value-type="float" office:value="131828" calcext:value-type="float">
            <text:p>131828</text:p>
          </table:table-cell>
          <table:table-cell table:style-name="ce19" office:value-type="float" office:value="841372" calcext:value-type="float">
            <text:p>841372</text:p>
          </table:table-cell>
          <table:table-cell table:style-name="ce19" office:value-type="string" calcext:value-type="string">
            <text:p>SD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3.49" calcext:value-type="float">
            <text:p>3.49</text:p>
          </table:table-cell>
          <table:table-cell table:style-name="ce19" office:value-type="float" office:value="2070" calcext:value-type="float">
            <text:p>20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SLO</text:p>
          </table:table-cell>
          <table:table-cell office:value-type="float" office:value="3.49" calcext:value-type="float">
            <text:p>3.49</text:p>
          </table:table-cell>
          <table:table-cell office:value-type="float" office:value="0.59" calcext:value-type="float">
            <text:p>0.59</text:p>
          </table:table-cell>
          <table:table-cell office:value-type="float" office:value="4.08" calcext:value-type="float">
            <text:p>4.08</text:p>
          </table:table-cell>
          <table:table-cell office:value-type="float" office:value="3445" calcext:value-type="float">
            <text:p>3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IDO</text:p>
          </table:table-cell>
          <table:table-cell office:value-type="float" office:value="1.42" calcext:value-type="float">
            <text:p>1.42</text:p>
          </table:table-cell>
          <table:table-cell office:value-type="float" office:value="0.6" calcext:value-type="float">
            <text:p>0.6</text:p>
          </table:table-cell>
          <table:table-cell office:value-type="float" office:value="2.02" calcext:value-type="float">
            <text:p>2.02</text:p>
          </table:table-cell>
          <table:table-cell office:value-type="float" office:value="3445" calcext:value-type="float">
            <text:p>3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.74" calcext:value-type="float">
            <text:p>99.74</text:p>
          </table:table-cell>
          <table:table-cell office:value-type="float" office:value="3445" calcext:value-type="float">
            <text:p>3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445" calcext:value-type="float">
            <text:p>3445</text:p>
          </table:table-cell>
          <table:table-cell table:number-columns-repeated="1015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3 Enabled" table:style-name="ta2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LO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8" calcext:value-type="float">
            <text:p>0.0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IDO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4" calcext:value-type="float">
            <text:p>0.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02" calcext:value-type="float">
            <text:p>1.2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" calcext:value-type="float">
            <text:p>0.0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86" calcext:value-type="float">
            <text:p>1.2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LO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4" calcext:value-type="float">
            <text:p>0.0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ID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32" calcext:value-type="float">
            <text:p>0.0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LO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4" calcext:value-type="float">
            <text:p>0.0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IDO</text:p>
          </table:table-cell>
          <table:table-cell office:value-type="float" office:value="0.06" calcext:value-type="float">
            <text:p>0.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" calcext:value-type="float">
            <text:p>0.06</text:p>
          </table:table-cell>
          <table:table-cell office:value-type="float" office:value="0.182" calcext:value-type="float">
            <text:p>0.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84" calcext:value-type="float">
            <text:p>1.1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LO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8" calcext:value-type="float">
            <text:p>0.22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42" calcext:value-type="float">
            <text:p>13.64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992" calcext:value-type="float">
            <text:p>8.9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8" calcext:value-type="float">
            <text:p>0.2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IDO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44" calcext:value-type="float">
            <text:p>0.24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788" calcext:value-type="float">
            <text:p>13.78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76" calcext:value-type="float">
            <text:p>9.37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2" calcext:value-type="float">
            <text:p>0.51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SLO</text:p>
          </table:table-cell>
          <table:table-cell office:value-type="float" office:value="0.958" calcext:value-type="float">
            <text:p>0.958</text:p>
          </table:table-cell>
          <table:table-cell office:value-type="float" office:value="0.498" calcext:value-type="float">
            <text:p>0.498</text:p>
          </table:table-cell>
          <table:table-cell office:value-type="float" office:value="1.456" calcext:value-type="float">
            <text:p>1.45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IDO</text:p>
          </table:table-cell>
          <table:table-cell office:value-type="float" office:value="1.294" calcext:value-type="float">
            <text:p>1.294</text:p>
          </table:table-cell>
          <table:table-cell office:value-type="float" office:value="0.508" calcext:value-type="float">
            <text:p>0.508</text:p>
          </table:table-cell>
          <table:table-cell office:value-type="float" office:value="1.802" calcext:value-type="float">
            <text:p>1.80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2">
        <table:table-column table:style-name="co8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LO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8" calcext:value-type="float">
            <text:p>0.0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IDO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4" calcext:value-type="float">
            <text:p>0.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02" calcext:value-type="float">
            <text:p>1.2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" calcext:value-type="float">
            <text:p>0.0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86" calcext:value-type="float">
            <text:p>1.2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LO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4" calcext:value-type="float">
            <text:p>0.0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ID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32" calcext:value-type="float">
            <text:p>0.0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LO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4" calcext:value-type="float">
            <text:p>0.0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IDO</text:p>
          </table:table-cell>
          <table:table-cell office:value-type="float" office:value="0.06" calcext:value-type="float">
            <text:p>0.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" calcext:value-type="float">
            <text:p>0.06</text:p>
          </table:table-cell>
          <table:table-cell office:value-type="float" office:value="0.182" calcext:value-type="float">
            <text:p>0.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84" calcext:value-type="float">
            <text:p>1.1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LO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8" calcext:value-type="float">
            <text:p>0.22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42" calcext:value-type="float">
            <text:p>13.64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992" calcext:value-type="float">
            <text:p>8.9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8" calcext:value-type="float">
            <text:p>0.2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IDO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44" calcext:value-type="float">
            <text:p>0.24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788" calcext:value-type="float">
            <text:p>13.78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76" calcext:value-type="float">
            <text:p>9.37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2" calcext:value-type="float">
            <text:p>0.51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SLO</text:p>
          </table:table-cell>
          <table:table-cell office:value-type="float" office:value="0.958" calcext:value-type="float">
            <text:p>0.958</text:p>
          </table:table-cell>
          <table:table-cell office:value-type="float" office:value="0.498" calcext:value-type="float">
            <text:p>0.498</text:p>
          </table:table-cell>
          <table:table-cell office:value-type="float" office:value="1.456" calcext:value-type="float">
            <text:p>1.45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IDO</text:p>
          </table:table-cell>
          <table:table-cell office:value-type="float" office:value="1.294" calcext:value-type="float">
            <text:p>1.294</text:p>
          </table:table-cell>
          <table:table-cell office:value-type="float" office:value="0.508" calcext:value-type="float">
            <text:p>0.508</text:p>
          </table:table-cell>
          <table:table-cell office:value-type="float" office:value="1.802" calcext:value-type="float">
            <text:p>1.80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8" table:default-cell-style-name="ce10"/>
        <table:table-column table:style-name="co12" table:default-cell-style-name="ce7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Total Colors</text:p>
          </table:table-cell>
          <table:table-cell table:style-name="ce8" office:value-type="string" calcext:value-type="string">
            <text:p>Total Time</text:p>
          </table:table-cell>
          <table:table-cell table:style-name="ce11" office:value-type="string" calcext:value-type="string">
            <text:p>Time (Enabling O3)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43" calcext:value-type="float">
            <text:p>43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38" calcext:value-type="float">
            <text:p>38</text:p>
          </table:table-cell>
          <table:table-cell table:style-name="ce9" office:value-type="float" office:value="0.618" calcext:value-type="float">
            <text:p>0.618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79" calcext:value-type="float">
            <text:p>79</text:p>
          </table:table-cell>
          <table:table-cell table:style-name="ce9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float" office:value="0.058" calcext:value-type="float">
            <text:p>0.05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0.938" calcext:value-type="float">
            <text:p>0.938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8" calcext:value-type="float">
            <text:p>68</text:p>
          </table:table-cell>
          <table:table-cell table:style-name="ce9" office:value-type="float" office:value="0.26" calcext:value-type="float">
            <text:p>0.26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9" calcext:value-type="float">
            <text:p>89</text:p>
          </table:table-cell>
          <table:table-cell table:style-name="ce9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float" office:value="0.236" calcext:value-type="float">
            <text:p>0.236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float" office:value="4.548" calcext:value-type="float">
            <text:p>4.54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float" office:value="1.17" calcext:value-type="float">
            <text:p>1.17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89" calcext:value-type="float">
            <text:p>89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388" calcext:value-type="float">
            <text:p>0.388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8" calcext:value-type="float">
            <text:p>88</text:p>
          </table:table-cell>
          <table:table-cell table:style-name="ce9"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71" calcext:value-type="float">
            <text:p>71</text:p>
          </table:table-cell>
          <table:table-cell table:style-name="ce9" office:value-type="float" office:value="0.054" calcext:value-type="float">
            <text:p>0.05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float" office:value="1.32" calcext:value-type="float">
            <text:p>1.32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708" calcext:value-type="float">
            <text:p>0.708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026" calcext:value-type="float">
            <text:p>0.02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076" calcext:value-type="float">
            <text:p>0.07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146" calcext:value-type="float">
            <text:p>1.146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4" calcext:value-type="float">
            <text:p>0.0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94" calcext:value-type="float">
            <text:p>0.094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845" calcext:value-type="float">
            <text:p>845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0.238" calcext:value-type="float">
            <text:p>0.23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13.862" calcext:value-type="float">
            <text:p>13.862</text:p>
          </table:table-cell>
          <table:table-cell office:value-type="float" office:value="13.642" calcext:value-type="float">
            <text:p>13.642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8.9" calcext:value-type="float">
            <text:p>8.9</text:p>
          </table:table-cell>
          <table:table-cell office:value-type="float" office:value="8.992" calcext:value-type="float">
            <text:p>8.992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809" calcext:value-type="float">
            <text:p>809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0.234" calcext:value-type="float">
            <text:p>0.23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13.946" calcext:value-type="float">
            <text:p>13.946</text:p>
          </table:table-cell>
          <table:table-cell office:value-type="float" office:value="13.788" calcext:value-type="float">
            <text:p>13.788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9.256" calcext:value-type="float">
            <text:p>9.256</text:p>
          </table:table-cell>
          <table:table-cell office:value-type="float" office:value="9.376" calcext:value-type="float">
            <text:p>9.376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32" calcext:value-type="float">
            <text:p>0.03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0.508" calcext:value-type="float">
            <text:p>0.508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1.448" calcext:value-type="float">
            <text:p>1.448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1.784" calcext:value-type="float">
            <text:p>1.784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estResultsAvg.J3:testResultsAvg.J8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3:21:51.79128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creator>Ahamad Std]</dc:creator>
    <meta:creation-date>2016-11-09T02:15:07Z</meta:creation-date>
    <dc:date>2017-03-13T13:33:04.098920023</dc:date>
    <meta:editing-duration>PT1H26M47S</meta:editing-duration>
    <meta:editing-cycles>10</meta:editing-cycles>
    <meta:printed-by>Ahamad Std]</meta:printed-by>
    <meta:print-date>2016-12-05T13:02:30.121541048</meta:print-date>
    <meta:document-statistic meta:table-count="4" meta:cell-count="2850" meta:object-count="0"/>
  </office:meta>
</office:document-meta>
</file>